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905cm"/>
    </style:style>
    <style:style style:name="gr2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line-height="150%" fo:text-align="center"/>
      <style:text-properties fo:font-size="22pt" style:font-size-asian="22pt" style:font-size-complex="22pt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2" draw:layer="layout" svg:width="24.891cm" svg:height="2.155cm" svg:x="12.939cm" svg:y="1.259cm">
          <draw:text-box>
            <text:p text:style-name="P1"><text:span text:style-name="T1">User uploading data to non-friend remote (alternate)</text:span></text:p>
          </draw:text-box>
        </draw:frame>
        <draw:custom-shape draw:style-name="gr2" draw:text-style-name="P3" xml:id="id1" draw:id="id1" draw:layer="layout" svg:width="4.318cm" svg:height="2.667cm" svg:x="1.659cm" svg:y="4.703cm">
          <text:p text:style-name="P3">Raw dat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xml:id="id2" draw:id="id2" draw:layer="layout" svg:width="6.35cm" svg:height="3.048cm" svg:x="8.263cm" svg:y="4.512cm">
          <text:p text:style-name="P3">Encrypt using </text:p>
          <text:p text:style-name="P3">encryptrsync and</text:p>
          <text:p text:style-name="P3"><text:s/>separate keys </text:p>
          <text:p text:style-name="P3">for each fi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5" draw:id="id5" draw:layer="layout" svg:width="6.858cm" svg:height="2.794cm" svg:x="33.894cm" svg:y="4.639cm">
          <text:p text:style-name="P3">Rsync encrypted </text:p>
          <text:p text:style-name="P3">diffs to </text:p>
          <text:p text:style-name="P3">remote comput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6.477cm" svg:height="2.794cm" svg:x="16.01cm" svg:y="2.652cm">
          <text:p text:style-name="P3">Encrypt file keys </text:p>
          <text:p text:style-name="P3">using master ke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3" draw:id="id3" draw:layer="layout" svg:width="6.35cm" svg:height="3.429cm" svg:x="16.073cm" svg:y="6.843cm">
          <text:p text:style-name="P3">Encrypt sets of file</text:p>
          <text:p text:style-name="P3"><text:s/>keys for various</text:p>
          <text:p text:style-name="P3"><text:s/>user profiles</text:p>
          <text:p text:style-name="P3"><text:s/>using profile key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5.538cm" svg:y1="6.037cm" svg:x2="8.263cm" svg:y2="6.036cm" draw:start-shape="id1" draw:start-glue-point="9" draw:end-shape="id2" draw:end-glue-point="5" svg:d="m5538 6037h1583v-1h1142">
          <text:p/>
        </draw:connector>
        <draw:connector draw:style-name="gr3" draw:text-style-name="P3" draw:layer="layout" draw:line-skew="-0.331cm" svg:x1="14.613cm" svg:y1="6.036cm" svg:x2="16.042cm" svg:y2="4.049cm" draw:start-shape="id2" draw:start-glue-point="7" svg:d="m14613 6036h635v-1987h794">
          <text:p/>
        </draw:connector>
        <draw:connector draw:style-name="gr3" draw:text-style-name="P3" draw:layer="layout" draw:line-skew="-0.096cm" svg:x1="14.613cm" svg:y1="6.036cm" svg:x2="16.073cm" svg:y2="8.558cm" draw:start-shape="id2" draw:start-glue-point="7" draw:end-shape="id3" draw:end-glue-point="5" svg:d="m14613 6036h635v2522h825">
          <text:p/>
        </draw:connector>
        <draw:connector draw:style-name="gr3" draw:text-style-name="P3" draw:layer="layout" draw:line-skew="0.191cm" svg:x1="22.455cm" svg:y1="4.049cm" svg:x2="25.639cm" svg:y2="6.036cm" draw:end-shape="id4" draw:end-glue-point="5" svg:d="m22455 4049h1533v1987h1651">
          <text:p/>
        </draw:connector>
        <draw:connector draw:style-name="gr3" draw:text-style-name="P3" draw:layer="layout" draw:line-skew="-0.044cm" svg:x1="22.423cm" svg:y1="8.558cm" svg:x2="25.639cm" svg:y2="6.036cm" draw:start-shape="id3" draw:start-glue-point="7" draw:end-shape="id4" draw:end-glue-point="5" svg:d="m22423 8558h1565v-2522h1651">
          <text:p/>
        </draw:connector>
        <draw:connector draw:style-name="gr3" draw:text-style-name="P3" draw:layer="layout" svg:x1="14.613cm" svg:y1="6.036cm" svg:x2="25.639cm" svg:y2="6.036cm" draw:start-shape="id2" draw:start-glue-point="7" draw:end-shape="id4" draw:end-glue-point="5" svg:d="m14613 6036h11026">
          <text:p/>
        </draw:connector>
        <draw:custom-shape draw:style-name="gr2" draw:text-style-name="P3" xml:id="id4" draw:id="id4" draw:layer="layout" svg:width="6.858cm" svg:height="2.794cm" svg:x="25.639cm" svg:y="4.639cm">
          <text:p text:style-name="P3">Compute deltas of </text:p>
          <text:p text:style-name="P3">encrypted files </text:p>
          <text:p text:style-name="P3">(local vs remote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32.497cm" svg:y1="6.036cm" svg:x2="33.894cm" svg:y2="6.036cm" draw:start-shape="id4" draw:start-glue-point="7" draw:end-shape="id5" draw:end-glue-point="5" svg:d="m32497 6036h1397">
          <text:p/>
        </draw:connector>
        <draw:custom-shape draw:style-name="gr2" draw:text-style-name="P3" draw:layer="layout" svg:width="6.858cm" svg:height="2.794cm" svg:x="24.622cm" svg:y="11.922cm">
          <text:p text:style-name="P3">Rsync diff from </text:p>
          <text:p text:style-name="P3">remote to loc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7.112cm" svg:height="2.794cm" svg:x="41.767cm" svg:y="11.922cm">
          <text:p text:style-name="P3">Compute deltas of </text:p>
          <text:p text:style-name="P3">local non-encrypted fil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6.858cm" svg:height="2.794cm" svg:x="32.877cm" svg:y="11.922cm">
          <text:p text:style-name="P3">Decrypt files </text:p>
          <text:p text:style-name="P3">from remo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6.858cm" svg:height="2.794cm" svg:x="24.622cm" svg:y="17.891cm">
          <text:p text:style-name="P3">Encrypt diff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6.858cm" svg:height="2.794cm" svg:x="33.004cm" svg:y="17.764cm">
          <text:p text:style-name="P3">Transfer encrypted</text:p>
          <text:p text:style-name="P3">diffs to remote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01T18:03:56.19</meta:creation-date>
    <dc:date>2012-02-01T18:23:13.20</dc:date>
    <meta:editing-duration>PT19M16S</meta:editing-duration>
    <meta:editing-cycles>2</meta:editing-cycles>
    <meta:generator>LibreOffice/3.4$Win32 LibreOffice_project/340m1$Build-302</meta:generator>
    <meta:document-statistic meta:object-count="19"/>
  </office:meta>
</office:document-meta>
</file>